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692cm" svg:y1="15.048cm" svg:x2="12.406cm" svg:y2="15.048cm">
          <text:p/>
        </draw:line>
        <draw:custom-shape draw:style-name="gr2" draw:text-style-name="P1" draw:layer="layout" svg:width="3.81cm" svg:height="0.762cm" svg:x="8.62cm" svg:y="14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556cm" svg:y1="15.046cm" svg:x2="8.62cm" svg:y2="15.046cm">
          <text:p/>
        </draw:line>
        <draw:custom-shape draw:style-name="gr3" draw:text-style-name="P1" draw:layer="layout" svg:width="0.635cm" svg:height="0.635cm" svg:x="10.155cm" svg:y="14.729cm">
          <text:p text:style-name="P1">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556cm" svg:y1="15.046cm" svg:x2="8.903cm" svg:y2="16.74cm">
          <text:p/>
        </draw:line>
        <draw:custom-shape draw:style-name="gr4" draw:text-style-name="P1" draw:layer="layout" svg:width="1.016cm" svg:height="1.016cm" svg:x="4.848cm" svg:y="14.53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1.016cm" svg:x="14.716cm" svg:y="14.538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24cm" svg:height="0.569cm" svg:x="5.935cm" svg:y="14.455cm">
          <draw:text-box>
            <text:p text:style-name="P2"><text:span text:style-name="T1">1. Sends</text:span></text:p>
          </draw:text-box>
        </draw:frame>
        <draw:frame draw:style-name="gr6" draw:text-style-name="P2" draw:layer="layout" svg:width="2.106cm" svg:height="0.569cm" svg:x="12.665cm" svg:y="14.462cm">
          <draw:text-box>
            <text:p text:style-name="P2"><text:span text:style-name="T1">2. Unqueues</text:span></text:p>
          </draw:text-box>
        </draw:frame>
        <draw:frame draw:style-name="gr6" draw:text-style-name="P2" draw:layer="layout" svg:width="2.149cm" svg:height="0.569cm" svg:x="15.779cm" svg:y="14.763cm">
          <draw:text-box>
            <text:p text:style-name="P2"><text:span text:style-name="T1">3. Processes</text:span></text:p>
          </draw:text-box>
        </draw:frame>
        <draw:custom-shape draw:style-name="gr2" draw:text-style-name="P1" draw:layer="layout" svg:width="2.995cm" svg:height="0.498cm" svg:x="8.92cm" svg:y="16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4.792cm" svg:y1="15.248cm" svg:x2="11.934cm" svg:y2="16.738cm">
          <text:p/>
        </draw:line>
        <draw:frame draw:style-name="gr6" draw:text-style-name="P2" draw:layer="layout" svg:width="2.868cm" svg:height="0.569cm" draw:transform="rotate (0.467224640758794) translate (12.188cm 16.55cm)">
          <draw:text-box>
            <text:p text:style-name="P2"><text:span text:style-name="T1">4. Sends response</text:span></text:p>
          </draw:text-box>
        </draw:frame>
        <draw:frame draw:style-name="gr6" draw:text-style-name="P2" draw:layer="layout" svg:width="2.665cm" svg:height="0.569cm" draw:transform="rotate (-0.486597795457113) translate (5.979cm 15.192cm)">
          <draw:text-box>
            <text:p text:style-name="P2"><text:span text:style-name="T1">5. Gets 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marker-start="Arrow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cogoluegnes </meta:initial-creator>
    <meta:creation-date>2012-03-15T11:03:35</meta:creation-date>
    <dc:date>2012-03-15T11:46:02</dc:date>
    <dc:creator>acogoluegnes </dc:creator>
    <meta:editing-duration>PT42M29S</meta:editing-duration>
    <meta:editing-cycles>8</meta:editing-cycles>
    <meta:generator>LibreOffice/3.3$Unix LibreOffice_project/330m19$Build-401</meta:generator>
    <meta:document-statistic meta:object-count="14"/>
  </office:meta>
</office:document-meta>
</file>